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6b984"/>
    </style:style>
    <style:style style:name="P2" style:family="paragraph" style:parent-style-name="Standard">
      <style:text-properties officeooo:paragraph-rsid="000731fe"/>
    </style:style>
    <style:style style:name="P3" style:family="paragraph" style:parent-style-name="Standard" style:master-page-name="Standard">
      <style:paragraph-properties style:page-number="1" fo:break-before="page"/>
    </style:style>
    <style:style style:name="P4" style:family="paragraph" style:parent-style-name="Standard" style:master-page-name="First_20_Page">
      <style:paragraph-properties fo:text-align="center" style:justify-single-word="false" style:page-number="auto"/>
      <style:text-properties style:font-name="DejaVu Sans" fo:font-size="28pt" style:text-underline-style="dotted" style:text-underline-width="auto" style:text-underline-color="#0000ff" officeooo:paragraph-rsid="000731fe" style:text-underline-mode="skip-white-space" style:text-overline-mode="skip-white-space" style:text-line-through-mode="skip-white-space" style:font-size-asian="28pt" style:font-size-complex="28pt" style:text-overline-style="long-dash" style:text-overline-width="auto" style:text-overline-color="#008000"/>
    </style:style>
    <style:style style:name="T1" style:family="text">
      <style:text-properties officeooo:rsid="0006b984"/>
    </style:style>
    <style:style style:name="T2" style:family="text">
      <style:text-properties officeooo:rsid="000731fe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My Cute Little Cover Page</text:span></text:p>
      <text:p text:style-name="P3"/>
      <text:p text:style-name="Standard"><draw:frame draw:style-name="fr1" draw:name="Object1" text:anchor-type="paragraph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text:span text:style-name="T1">1. Non printing characters.</text:span></text:p>
      <text:p text:style-name="P1"><text:span text:style-name="T1">2. Save</text:span></text:p>
      <text:p text:style-name="P1"><text:span text:style-name="T1">3. Theme colours (?!)</text:span></text:p>
      <text:p text:style-name="P1"><text:span text:style-name="T1">4. Spell check</text:span></text:p>
      <text:p text:style-name="P1"><text:span text:style-name="T1">5. Format painter</text:span></text:p>
      <text:p text:style-name="P1"><text:span text:style-name="T1">6. Bold</text:span></text:p>
      <text:p text:style-name="P2"><text:span text:style-name="T2">7. Insert table of authorities (with regards to a biblographical reference I think)</text:span></text:p>
      <text:p text:style-name="P2"><text:span text:style-name="T2">8. Numbered li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2T14:56:06</meta:creation-date>
    <dc:date>2013-10-22T15:18:26</dc:date>
    <meta:editing-duration>PT7M</meta:editing-duration>
    <meta:editing-cycles>1</meta:editing-cycles>
    <meta:document-statistic meta:table-count="0" meta:image-count="0" meta:object-count="1" meta:page-count="3" meta:paragraph-count="9" meta:word-count="39" meta:character-count="217" meta:non-whitespace-character-count="187"/>
    <meta:generator>LibreOffice/4.0.2.2$Linux_x86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olid-type="pyramid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olid-type="pyramid"/>
      <style:graphic-properties draw:stroke="none" draw:fill-color="#0099ff" dr3d:edge-rounding="5%"/>
      <style:text-properties fo:font-size="10pt" style:font-size-asian="10pt" style:font-size-complex="10pt"/>
    </style:style>
    <style:style style:name="ch9" style:family="chart" style:data-style-name="N0">
      <style:chart-properties chart:solid-type="pyramid"/>
      <style:graphic-properties draw:stroke="none" draw:fill-color="#ff336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olid-type="pyramid"/>
      <style:graphic-properties draw:stroke="none" draw:fill-color="#aecf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788cm" svg:y="3.702cm" style:legend-expansion="high" chart:style-name="ch2"/>
        <chart:plot-area chart:style-name="ch3" chart:data-source-has-labels="both" svg:x="0.769cm" svg:y="0.672cm" svg:width="12.381cm" svg:height="7.72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96cm" svg:y="0.672cm" svg:width="11.533cm" svg:height="7.08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500">
                <text:p>500</text:p>
              </table:table-cell>
              <table:table-cell office:value-type="float" office:value="400">
                <text:p>4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400">
                <text:p>400</text:p>
              </table:table-cell>
              <table:table-cell office:value-type="float" office:value="300">
                <text:p>3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00">
                <text:p>30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